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b28" officeooo:paragraph-rsid="0000eb28"/>
    </style:style>
    <style:style style:name="P2" style:family="paragraph" style:parent-style-name="Standard">
      <style:text-properties officeooo:rsid="0001d0a9" officeooo:paragraph-rsid="0001d0a9"/>
    </style:style>
    <style:style style:name="P3" style:family="paragraph" style:parent-style-name="Standard">
      <style:text-properties officeooo:rsid="0003f4e1" officeooo:paragraph-rsid="0003f4e1"/>
    </style:style>
    <style:style style:name="P4" style:family="paragraph" style:parent-style-name="Standard">
      <style:text-properties officeooo:rsid="00045498" officeooo:paragraph-rsid="00045498"/>
    </style:style>
    <style:style style:name="P5" style:family="paragraph" style:parent-style-name="Standard">
      <style:text-properties fo:font-weight="normal" officeooo:rsid="0003f4e1" officeooo:paragraph-rsid="0003f4e1" style:font-weight-asian="normal" style:font-weight-complex="normal"/>
    </style:style>
    <style:style style:name="P6" style:family="paragraph" style:parent-style-name="Standard">
      <style:text-properties officeooo:rsid="00022ff6" officeooo:paragraph-rsid="00022ff6"/>
    </style:style>
    <style:style style:name="P7" style:family="paragraph" style:parent-style-name="Standard">
      <style:text-properties officeooo:rsid="0008e117" officeooo:paragraph-rsid="0008e11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d0a9" style:font-weight-asian="normal" style:font-weight-complex="normal"/>
    </style:style>
    <style:style style:name="T4" style:family="text">
      <style:text-properties fo:font-weight="normal" officeooo:rsid="00022ff6" style:font-weight-asian="normal" style:font-weight-complex="normal"/>
    </style:style>
    <style:style style:name="T5" style:family="text">
      <style:text-properties fo:font-weight="normal" officeooo:rsid="0003f4e1" style:font-weight-asian="normal" style:font-weight-complex="normal"/>
    </style:style>
    <style:style style:name="T6" style:family="text">
      <style:text-properties fo:font-weight="normal" officeooo:rsid="0007073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iroskop API Yazılım Gereksinimleri</text:p>
      <text:p text:style-name="P1"/>
      <text:p text:style-name="P1">YGN_01: Jiroskop API modülü, bir gyroscope.hpp (implementation) ve bir gyroscope.hpp (header) dosyalarından oluşacaktır. </text:p>
      <text:p text:style-name="P1">YGN_02: gyrsocope.cpp ve gyroscope.hpp dosyalarındaki tüm yorumlar, Doxygen formatına uygun olarak hazırlanacaktır. </text:p>
      <text:p text:style-name="P1">YGN_03: Modül, GyroOperations sınıfını <text:span text:style-name="T1">OBU namespace </text:span><text:span text:style-name="T2">içerisinde tanımlayacaktır. </text:span></text:p>
      <text:p text:style-name="P1"><text:span text:style-name="T2">YGN_04: Modül, 100ms’de bir çalışacaktır. Her çalıştırmada, anlık üç eksenli (x, y, z) </text:span><text:span text:style-name="T3">açısal hız verisi okunacaktır. Bu sabit değerler constant olarak tanımlanacaktır.</text:span></text:p>
      <text:p text:style-name="P2"><text:span text:style-name="T2">YGN_05: gyroscope.hpp dosyasında </text:span><text:span text:style-name="T4">jiroskop sensörünün I2C adresi, çıktı register adres</text:span><text:span text:style-name="T6">leri,</text:span><text:span text:style-name="T4"> hangi I2C bus’ını kullandığı, </text:span><text:span text:style-name="T6">dosya işlemlerinde kullanılan aralık değerleri, buffer kapasiteleri, veri okunurken shift değerini belirleyen değer ve x, y, z eksenlerindeki verinin başlangıç değerleri const değer </text:span><text:span text:style-name="T4">olarak tanımlanacaktır. </text:span></text:p>
      <text:p text:style-name="P6"><text:span text:style-name="T2">YGN_06: OBU namespace içerisinde, implementasyon dosyasındaki metotların dönüş </text:span><text:span text:style-name="T5">tipi olarak kullanılmak üzere </text:span><text:span text:style-name="T6">GyroError</text:span><text:span text:style-name="T5"> isimli bir enum </text:span><text:span text:style-name="T6">class yapısı </text:span><text:span text:style-name="T5">tanımlanacaktır. </text:span></text:p>
      <text:p text:style-name="P7"><text:span text:style-name="T5">Y</text:span><text:span text:style-name="T2">GN_07: OBU namespace içerisinde, API’nin dönüş tipi olarak kullanılacak olan Gyroscope struct’ı tanımlanacaktır. Bu struct, double tipinde x, y ve z eksenlerindeki açısal değerlerini (°/s veya dps) tutacak şekilde gerçekleştirilecektir. </text:span></text:p>
      <text:p text:style-name="P3"><text:span text:style-name="T2">YGN_07: </text:span><text:span text:style-name="T1">GyroOperations </text:span><text:span text:style-name="T2">sınıfı, public bir constructor ve destructor metoduna sahip olacaktır. Sınıf oluşturulduğunda dosya tanımlayıcısı olan mFileDescriptor private değişkenine I2C iletişiminin başlatılmadığını gösteren -1 değeri atanacaktır. </text:span></text:p>
      <text:p text:style-name="P5">YGN_08: Modül, gyroscope.hpp dosyasındaki GyroOperations sınıfının bir metotu olan initI2C metotunu kullanarak I2C haberleşmesini başlatacaktır. </text:p>
      <text:p text:style-name="P5">YGN_09: Modül, gyroscope.hpp dosyasındaki GyroOperations sınıfının bir metotu olan readGyro metotunu kullanarak, üç eksenli (x, y, z) ivme verilerini ‘g kuvveti’ biriminde alacaktır. I2C adresi belirlenemediğinde, okunan veri sensöre alınamadığında ya da sensörden veri okunamadığında hata mesajı döndürecekti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09:24:48.552047755</meta:creation-date>
    <meta:generator>LibreOffice/7.3.7.2$Linux_X86_64 LibreOffice_project/30$Build-2</meta:generator>
    <dc:date>2024-08-09T08:37:28.572838143</dc:date>
    <meta:editing-duration>PT13M29S</meta:editing-duration>
    <meta:editing-cycles>3</meta:editing-cycles>
    <meta:document-statistic meta:table-count="0" meta:image-count="0" meta:object-count="0" meta:page-count="1" meta:paragraph-count="11" meta:word-count="227" meta:character-count="1952" meta:non-whitespace-character-count="1727"/>
  </office:meta>
</office:document-meta>
</file>